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46f" officeooo:paragraph-rsid="0009046f"/>
    </style:style>
    <style:style style:name="P2" style:family="paragraph" style:parent-style-name="Standard">
      <style:text-properties officeooo:rsid="0009e9aa" officeooo:paragraph-rsid="0009e9aa"/>
    </style:style>
    <style:style style:name="P3" style:family="paragraph" style:parent-style-name="Standard">
      <style:text-properties style:text-underline-style="solid" style:text-underline-width="auto" style:text-underline-color="font-color" officeooo:rsid="0009e9aa" officeooo:paragraph-rsid="0009e9aa"/>
    </style:style>
    <style:style style:name="P4" style:family="paragraph" style:parent-style-name="Standard">
      <style:text-properties style:text-underline-style="solid" style:text-underline-width="auto" style:text-underline-color="font-color" officeooo:rsid="0009046f" officeooo:paragraph-rsid="0009046f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9046f" officeooo:paragraph-rsid="0009046f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09e9aa" officeooo:paragraph-rsid="0009e9aa"/>
    </style:style>
    <style:style style:name="P7" style:family="paragraph" style:parent-style-name="Standard">
      <style:text-properties officeooo:rsid="000e37c5" officeooo:paragraph-rsid="000e37c5"/>
    </style:style>
    <style:style style:name="T1" style:family="text">
      <style:text-properties officeooo:rsid="0009e9aa"/>
    </style:style>
    <style:style style:name="T2" style:family="text">
      <style:text-properties officeooo:rsid="000b41e8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IFCATION – 1 (DESIGN)</text:p>
      <text:p text:style-name="P1"/>
      <text:p text:style-name="P1">server.c</text:p>
      <text:p text:style-name="P1"><text:span text:style-name="T1">Usage</text:span>: “./server &lt;port_number&gt;” (without quotes)</text:p>
      <text:p text:style-name="P4">Server side:</text:p>
      <text:p text:style-name="P1">1. <text:span text:style-name="T1">s</text:span>ocket<text:span text:style-name="T1">()</text:span></text:p>
      <text:p text:style-name="P1">2. <text:span text:style-name="T1">bind()</text:span></text:p>
      <text:p text:style-name="P2">3. listen()</text:p>
      <text:p text:style-name="P2">4. accept()</text:p>
      <text:p text:style-name="P2"/>
      <text:p text:style-name="P2"/>
      <text:p text:style-name="P2">client.c</text:p>
      <text:p text:style-name="P2">Usage: “./client &lt;destination_ip&gt; &lt;port_number&gt;” (without quotes)</text:p>
      <text:p text:style-name="P3">Client side:</text:p>
      <text:p text:style-name="P2">1. socket()</text:p>
      <text:p text:style-name="P2">2. connect()</text:p>
      <text:p text:style-name="P2"/>
      <text:p text:style-name="P2"/>
      <text:p text:style-name="P7">send() &amp; recv() is used to exchange messages as strings.</text:p>
      <text:p text:style-name="P2"/>
      <text:p text:style-name="P2">After connection establishment <text:span text:style-name="T2">between server-client</text:span>, client sends request (<text:span text:style-name="T3">query</text:span>) </text:p>
      <text:p text:style-name="P2">and server sends <text:span text:style-name="T3">response</text:span> to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17:42.467577223</meta:creation-date>
    <dc:date>2018-01-08T16:37:44.205668749</dc:date>
    <meta:editing-duration>PT9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57" meta:character-count="415" meta:non-whitespace-character-count="372"/>
  </office:meta>
</office:document-meta>
</file>